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Helvetica" style:name="Helvetica"/>
    <style:font-face svg:font-family="Courier" style:name="Courier"/>
    <style:font-face svg:font-family="Helvetica" style:name="Helvetica"/>
    <style:font-face svg:font-family="Helvetica-Bold" style:name="Helvetica-Bold"/>
    <style:font-face svg:font-family="Helvetica" style:name="Helvetica"/>
    <style:font-face svg:font-family="Helvetica" style:name="Helvetica"/>
    <style:font-face svg:font-family="Helvetica-Bold" style:name="Helvetica-Bold"/>
    <style:font-face svg:font-family="Helvetica-BoldOblique" style:name="Helvetica-BoldOblique"/>
    <style:font-face svg:font-family="Helvetica-Bold" style:name="Helvetica-Bold"/>
    <style:font-face svg:font-family="Helvetica-Bold" style:name="Helvetica-Bold"/>
    <style:font-face svg:font-family="Helvetica-BoldOblique" style:name="Helvetica-BoldOblique"/>
    <style:font-face svg:font-family="Helvetica-Oblique" style:name="Helvetica-Oblique"/>
    <style:font-face svg:font-family="Helvetica-Bold" style:name="Helvetica-Bold"/>
    <style:font-face svg:font-family="Courier" style:name="Courier"/>
  </office:font-face-decls>
  <office:automatic-styles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 style:rel-column-width="30*"/>
    </style:style>
    <style:style style:family="table-column" style:name="TableColumn2" style:display-name="TableColumn2">
      <style:table-column-properties style:rel-column-width="70*"/>
    </style:style>
    <style:style style:family="table" style:name="Table2" style:display-name="Table2">
      <style:table-properties style:rel-width="100%"/>
    </style:style>
    <style:style style:family="table-column" style:name="TableColumn3" style:display-name="TableColumn3">
      <style:table-column-properties style:rel-column-width="30*"/>
    </style:style>
    <style:style style:family="table-column" style:name="TableColumn4" style:display-name="TableColumn4">
      <style:table-column-properties style:rel-column-width="70*"/>
    </style:style>
  </office:automatic-styles>
  <office:body>
    <office:text>
      <text:p text:style-name="Title"><text:span text:style-name="T1">&lt;blockTable&gt;</text:span><text:span text:style-name="T2"> Tag Demo</text:span></text:p>
      <table:table table:style-name="Table1">
        <table:table-column table:style-name="TableColumn1"/>
        <table:table-column table:style-name="TableColumn2"/>
        <table:table-row>
          <table:table-cell office:value-type="string">
            <text:p text:style-name="Normal"><text:span text:style-name="T3">This</text:span></text:p>
          </table:table-cell>
          <table:table-cell office:value-type="string">
            <text:p text:style-name="Normal"><text:span text:style-name="T4">is</text:span></text:p>
          </table:table-cell>
        </table:table-row>
        <table:table-row>
          <table:table-cell office:value-type="string">
            <text:p text:style-name="Normal"><text:span text:style-name="T5">a</text:span></text:p>
          </table:table-cell>
          <table:table-cell office:value-type="string">
            <table:table table:style-name="Table2">
              <table:table-column table:style-name="TableColumn3"/>
              <table:table-column table:style-name="TableColumn4"/>
              <table:table-row>
                <table:table-cell office:value-type="string">
                  <text:p text:style-name="Normal"><text:span text:style-name="T6">This</text:span></text:p>
                </table:table-cell>
                <table:table-cell office:value-type="string">
                  <text:p text:style-name="Normal"><text:span text:style-name="T7">is</text:span></text:p>
                </table:table-cell>
              </table:table-row>
              <table:table-row>
                <table:table-cell office:value-type="string">
                  <text:p text:style-name="Normal"><text:span text:style-name="T8">a</text:span></text:p>
                </table:table-cell>
                <table:table-cell office:value-type="string">
                  <text:p text:style-name="Normal"><text:span text:style-name="T9">blocktable.</text:span></text:p>
                </table:table-cell>
              </table:table-row>
            </table:table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Helvetica" style:name="Helvetica"/>
    <style:font-face svg:font-family="Courier" style:name="Courier"/>
    <style:font-face svg:font-family="Helvetica" style:name="Helvetica"/>
    <style:font-face svg:font-family="Helvetica-Bold" style:name="Helvetica-Bold"/>
    <style:font-face svg:font-family="Helvetica" style:name="Helvetica"/>
    <style:font-face svg:font-family="Helvetica" style:name="Helvetica"/>
    <style:font-face svg:font-family="Helvetica-Bold" style:name="Helvetica-Bold"/>
    <style:font-face svg:font-family="Helvetica-BoldOblique" style:name="Helvetica-BoldOblique"/>
    <style:font-face svg:font-family="Helvetica-Bold" style:name="Helvetica-Bold"/>
    <style:font-face svg:font-family="Helvetica-Bold" style:name="Helvetica-Bold"/>
    <style:font-face svg:font-family="Helvetica-BoldOblique" style:name="Helvetica-BoldOblique"/>
    <style:font-face svg:font-family="Helvetica-Oblique" style:name="Helvetica-Oblique"/>
    <style:font-face svg:font-family="Helvetica-Bold" style:name="Helvetica-Bold"/>
    <style:font-face svg:font-family="Courier" style:name="Courier"/>
  </office:font-face-decls>
  <office:styles>
    <style:style style:family="paragraph" style:name="BodyText" style:display-name="BodyText">
      <style:paragraph-properties fo:margin-right="0pt" style:line-spacing="12pt" fo:margin-top="6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Code" style:display-name="Code">
      <style:paragraph-properties fo:margin-right="0pt" style:line-spacing="8pt" fo:margin-top="0pt" fo:text-align="left" fo:orphans="0" fo:margin-left="36pt" fo:margin-bottom="0pt" fo:text-indent="0pt" fo:widows="1"/>
      <style:text-properties fo:color="#000000" style:font-name="Courier" fo:font-size="8"/>
    </style:style>
    <style:style style:family="paragraph" style:name="Bullet" style:display-name="Bullet">
      <style:paragraph-properties fo:margin-right="0pt" style:line-spacing="12pt" fo:margin-top="3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Title" style:display-name="Title">
      <style:paragraph-properties fo:margin-right="0pt" style:line-spacing="22pt" fo:margin-top="0pt" fo:text-align="center" fo:orphans="0" fo:margin-left="0pt" fo:margin-bottom="6pt" fo:text-indent="0pt" fo:widows="1"/>
      <style:text-properties fo:color="#000000" style:font-name="Helvetica-Bold" fo:font-size="18"/>
    </style:style>
    <style:style style:family="paragraph" style:name="Normal" style:display-name="Normal">
      <style:paragraph-properties fo:margin-right="0pt" style:line-spacing="12pt" fo:margin-top="0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Definition" style:display-name="Definition">
      <style:paragraph-properties fo:margin-right="0pt" style:line-spacing="12pt" fo:margin-top="6pt" fo:text-align="left" fo:orphans="0" fo:margin-left="36pt" fo:margin-bottom="0pt" fo:text-indent="0pt" fo:widows="1"/>
      <style:text-properties fo:color="#000000" style:font-name="Helvetica" fo:font-size="10"/>
    </style:style>
    <style:style style:family="paragraph" style:name="Heading6" style:display-name="Heading6">
      <style:paragraph-properties fo:margin-right="0pt" style:line-spacing="8pt" fo:margin-top="6pt" fo:text-align="left" fo:orphans="0" fo:margin-left="0pt" fo:margin-bottom="2pt" fo:text-indent="0pt" fo:widows="1"/>
      <style:text-properties fo:color="#000000" style:font-name="Helvetica-Bold" fo:font-size="7"/>
    </style:style>
    <style:style style:family="paragraph" style:name="Heading4" style:display-name="Heading4">
      <style:paragraph-properties fo:margin-right="0pt" style:line-spacing="12pt" fo:margin-top="10pt" fo:text-align="left" fo:orphans="0" fo:margin-left="0pt" fo:margin-bottom="4pt" fo:text-indent="0pt" fo:widows="1"/>
      <style:text-properties fo:color="#000000" style:font-name="Helvetica-BoldOblique" fo:font-size="10"/>
    </style:style>
    <style:style style:family="paragraph" style:name="Heading5" style:display-name="Heading5">
      <style:paragraph-properties fo:margin-right="0pt" style:line-spacing="10pt" fo:margin-top="8pt" fo:text-align="left" fo:orphans="0" fo:margin-left="0pt" fo:margin-bottom="4pt" fo:text-indent="0pt" fo:widows="1"/>
      <style:text-properties fo:color="#000000" style:font-name="Helvetica-Bold" fo:font-size="9"/>
    </style:style>
    <style:style style:family="paragraph" style:name="Heading2" style:display-name="Heading2">
      <style:paragraph-properties fo:margin-right="0pt" style:line-spacing="18pt" fo:margin-top="12pt" fo:text-align="left" fo:orphans="0" fo:margin-left="0pt" fo:margin-bottom="6pt" fo:text-indent="0pt" fo:widows="1"/>
      <style:text-properties fo:color="#000000" style:font-name="Helvetica-Bold" fo:font-size="14"/>
    </style:style>
    <style:style style:family="paragraph" style:name="Heading3" style:display-name="Heading3">
      <style:paragraph-properties fo:margin-right="0pt" style:line-spacing="14pt" fo:margin-top="12pt" fo:text-align="left" fo:orphans="0" fo:margin-left="0pt" fo:margin-bottom="6pt" fo:text-indent="0pt" fo:widows="1"/>
      <style:text-properties fo:color="#000000" style:font-name="Helvetica-BoldOblique" fo:font-size="12"/>
    </style:style>
    <style:style style:family="paragraph" style:name="Italic" style:display-name="Italic">
      <style:paragraph-properties fo:margin-right="0pt" style:line-spacing="12pt" fo:margin-top="6pt" fo:text-align="left" fo:orphans="0" fo:margin-left="0pt" fo:margin-bottom="0pt" fo:text-indent="0pt" fo:widows="1"/>
      <style:text-properties fo:color="#000000" style:font-name="Helvetica-Oblique" fo:font-size="10"/>
    </style:style>
    <style:style style:family="paragraph" style:name="Heading1" style:display-name="Heading1">
      <style:paragraph-properties fo:margin-right="0pt" style:line-spacing="22pt" fo:margin-top="0pt" fo:text-align="left" fo:orphans="0" fo:margin-left="0pt" fo:margin-bottom="6pt" fo:text-indent="0pt" fo:widows="1"/>
      <style:text-properties fo:color="#000000" style:font-name="Helvetica-Bold" fo:font-size="18"/>
    </style:style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3.5</meta:generator>
  </office:meta>
</office:document-meta>
</file>